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5.419cm" table:align="left"/>
    </style:style>
    <style:style style:name="Tabela1.A" style:family="table-column">
      <style:table-column-properties style:column-width="3.768cm"/>
    </style:style>
    <style:style style:name="Tabela1.B" style:family="table-column">
      <style:table-column-properties style:column-width="1.65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5fb9f" officeooo:paragraph-rsid="0025fb9f"/>
    </style:style>
    <style:style style:name="P2" style:family="paragraph" style:parent-style-name="Header">
      <style:paragraph-properties fo:text-align="end" style:justify-single-word="false"/>
      <style:text-properties officeooo:rsid="0025fb9f" officeooo:paragraph-rsid="0025fb9f"/>
    </style:style>
    <style:style style:name="P3" style:family="paragraph" style:parent-style-name="Standard">
      <style:text-properties officeooo:rsid="001b066b" officeooo:paragraph-rsid="001b066b"/>
    </style:style>
    <style:style style:name="P4" style:family="paragraph" style:parent-style-name="Standard">
      <style:text-properties officeooo:rsid="001b066b" officeooo:paragraph-rsid="001eb9b8"/>
    </style:style>
    <style:style style:name="P5" style:family="paragraph" style:parent-style-name="Standard">
      <style:text-properties officeooo:rsid="001b066b" officeooo:paragraph-rsid="00225668"/>
    </style:style>
    <style:style style:name="P6" style:family="paragraph" style:parent-style-name="Standard">
      <style:text-properties officeooo:rsid="001b94ef" officeooo:paragraph-rsid="001b94ef"/>
    </style:style>
    <style:style style:name="P7" style:family="paragraph" style:parent-style-name="Standard">
      <style:text-properties officeooo:rsid="001b94ef" officeooo:paragraph-rsid="001eb9b8"/>
    </style:style>
    <style:style style:name="P8" style:family="paragraph" style:parent-style-name="Standard">
      <style:text-properties officeooo:rsid="001d7974" officeooo:paragraph-rsid="001d7974"/>
    </style:style>
    <style:style style:name="P9" style:family="paragraph" style:parent-style-name="Standard">
      <style:text-properties officeooo:rsid="001d7974" officeooo:paragraph-rsid="001eb9b8"/>
    </style:style>
    <style:style style:name="P10" style:family="paragraph" style:parent-style-name="Standard">
      <style:text-properties officeooo:rsid="001d7974" officeooo:paragraph-rsid="00216ae2"/>
    </style:style>
    <style:style style:name="P11" style:family="paragraph" style:parent-style-name="Standard">
      <style:text-properties fo:color="#ff3333" fo:font-weight="bold" officeooo:rsid="001b066b" officeooo:paragraph-rsid="001b066b" style:font-weight-asian="bold" style:font-weight-complex="bold"/>
    </style:style>
    <style:style style:name="P12" style:family="paragraph" style:parent-style-name="Standard">
      <style:text-properties fo:color="#ff3333" fo:font-weight="bold" officeooo:rsid="001d7974" officeooo:paragraph-rsid="001d7974" style:font-weight-asian="bold" style:font-weight-complex="bold"/>
    </style:style>
    <style:style style:name="P13" style:family="paragraph" style:parent-style-name="Standard">
      <style:text-properties fo:color="#ff3333" fo:font-weight="bold" officeooo:rsid="001eb9b8" officeooo:paragraph-rsid="001eb9b8" style:font-weight-asian="bold" style:font-weight-complex="bold"/>
    </style:style>
    <style:style style:name="P14" style:family="paragraph" style:parent-style-name="Standard">
      <style:text-properties fo:color="#ff3333" fo:font-weight="bold" officeooo:rsid="00200737" officeooo:paragraph-rsid="00200737" style:font-weight-asian="bold" style:font-weight-complex="bold"/>
    </style:style>
    <style:style style:name="P15" style:family="paragraph" style:parent-style-name="Standard">
      <style:text-properties fo:color="#ff3333" fo:font-weight="bold" officeooo:rsid="00225668" officeooo:paragraph-rsid="00225668" style:font-weight-asian="bold" style:font-weight-complex="bold"/>
    </style:style>
    <style:style style:name="P16" style:family="paragraph" style:parent-style-name="Standard">
      <style:text-properties officeooo:rsid="001eb9b8" officeooo:paragraph-rsid="001eb9b8"/>
    </style:style>
    <style:style style:name="P17" style:family="paragraph" style:parent-style-name="Standard">
      <style:text-properties officeooo:rsid="001eb9b8" officeooo:paragraph-rsid="00200737"/>
    </style:style>
    <style:style style:name="P18" style:family="paragraph" style:parent-style-name="Standard">
      <style:text-properties officeooo:rsid="00200737" officeooo:paragraph-rsid="00200737"/>
    </style:style>
    <style:style style:name="P19" style:family="paragraph" style:parent-style-name="Standard">
      <style:text-properties officeooo:rsid="00200737" officeooo:paragraph-rsid="00216ae2"/>
    </style:style>
    <style:style style:name="P20" style:family="paragraph" style:parent-style-name="Standard">
      <style:text-properties officeooo:rsid="00216ae2" officeooo:paragraph-rsid="00216ae2"/>
    </style:style>
    <style:style style:name="P21" style:family="paragraph" style:parent-style-name="Standard">
      <style:text-properties officeooo:rsid="00225668" officeooo:paragraph-rsid="00225668"/>
    </style:style>
    <style:style style:name="P22" style:family="paragraph" style:parent-style-name="Standard">
      <style:text-properties officeooo:rsid="002375c9" officeooo:paragraph-rsid="002375c9"/>
    </style:style>
    <style:style style:name="P23" style:family="paragraph" style:parent-style-name="Standard">
      <style:paragraph-properties fo:break-before="page"/>
      <style:text-properties fo:color="#ff3333" fo:font-weight="bold" officeooo:rsid="00216ae2" officeooo:paragraph-rsid="00216ae2" style:font-weight-asian="bold" style:font-weight-complex="bold"/>
    </style:style>
    <style:style style:name="P24" style:family="paragraph" style:parent-style-name="Standard">
      <style:text-properties fo:color="#ff3333" fo:font-weight="bold" officeooo:rsid="00216ae2" officeooo:paragraph-rsid="00216ae2" style:font-weight-asian="bold" style:font-weight-complex="bold"/>
    </style:style>
    <style:style style:name="P25" style:family="paragraph" style:parent-style-name="Standard">
      <style:text-properties fo:color="#ff3333" fo:font-weight="bold" officeooo:rsid="00225668" officeooo:paragraph-rsid="00225668" style:font-weight-asian="bold" style:font-weight-complex="bold"/>
    </style:style>
    <style:style style:name="P26" style:family="paragraph" style:parent-style-name="Standard">
      <style:text-properties officeooo:rsid="001b066b" officeooo:paragraph-rsid="001b066b"/>
    </style:style>
    <style:style style:name="T1" style:family="text">
      <style:text-properties officeooo:rsid="001b066b"/>
    </style:style>
    <style:style style:name="T2" style:family="text">
      <style:text-properties officeooo:rsid="001b94ef"/>
    </style:style>
    <style:style style:name="T3" style:family="text">
      <style:text-properties fo:color="#0000cc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color="#0000cc" fo:font-style="italic" style:text-underline-style="solid" style:text-underline-width="auto" style:text-underline-color="font-color" fo:font-weight="bold" officeooo:rsid="001d7974" style:font-style-asian="italic" style:font-weight-asian="bold" style:font-style-complex="italic" style:font-weight-complex="bold"/>
    </style:style>
    <style:style style:name="T5" style:family="text">
      <style:text-properties fo:color="#0000cc" fo:font-weight="bold" style:font-weight-asian="bold" style:font-weight-complex="bold"/>
    </style:style>
    <style:style style:name="T6" style:family="text">
      <style:text-properties fo:color="#0000cc" fo:font-weight="bold" officeooo:rsid="001eb9b8" style:font-weight-asian="bold" style:font-weight-complex="bold"/>
    </style:style>
    <style:style style:name="T7" style:family="text">
      <style:text-properties officeooo:rsid="001eb9b8"/>
    </style:style>
    <style:style style:name="T8" style:family="text">
      <style:text-properties fo:background-color="#ffff00"/>
    </style:style>
    <style:style style:name="T9" style:family="text">
      <style:text-properties officeooo:rsid="001eb9b8" fo:background-color="#ffff00"/>
    </style:style>
    <style:style style:name="T10" style:family="text">
      <style:text-properties officeooo:rsid="00200737"/>
    </style:style>
    <style:style style:name="T11" style:family="text">
      <style:text-properties fo:color="#0000ff" fo:font-weight="bold" officeooo:rsid="001eb9b8" style:font-weight-asian="bold" style:font-weight-complex="bold"/>
    </style:style>
    <style:style style:name="T12" style:family="text">
      <style:text-properties officeooo:rsid="00216ae2"/>
    </style:style>
    <style:style style:name="T13" style:family="text">
      <style:text-properties officeooo:rsid="00225668"/>
    </style:style>
    <style:style style:name="T14" style:family="text">
      <style:text-properties officeooo:rsid="002375c9"/>
    </style:style>
    <style:style style:name="T15" style:family="text">
      <style:text-properties fo:color="#ff3333" fo:font-weight="bold" style:font-weight-asian="bold" style:font-weight-complex="bold"/>
    </style:style>
    <style:style style:name="T16" style:family="text">
      <style:text-properties fo:color="#6600ff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">Preliminares</text:p>
      <text:p text:style-name="Standard"/>
      <text:p text:style-name="P3">Numero de imagens: 339</text:p>
      <text:p text:style-name="P3">Matriz que armazena as imagens: features</text:p>
      <text:p text:style-name="Standard"/>
      <text:p text:style-name="P3">Abaixo o “shape” da matriz:</text:p>
      <text:p text:style-name="P3">features.shape</text:p>
      <text:p text:style-name="P3"><text:s/>(339, 360880)</text:p>
      <text:p text:style-name="P3"/>
      <text:p text:style-name="P3">São 339 imagens, sendo:</text:p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Numero de imagens</text:p>
          </table:table-cell>
          <table:table-cell table:style-name="Tabela1.B1" office:value-type="string">
            <text:p text:style-name="P3"><text:s/>classe</text:p>
          </table:table-cell>
        </table:table-row>
        <table:table-row>
          <table:table-cell table:style-name="Tabela1.A2" office:value-type="string">
            <text:p text:style-name="P3">113</text:p>
          </table:table-cell>
          <table:table-cell table:style-name="Tabela1.B2" office:value-type="string">
            <text:p text:style-name="P3">0</text:p>
          </table:table-cell>
        </table:table-row>
        <table:table-row>
          <table:table-cell table:style-name="Tabela1.A2" office:value-type="string">
            <text:p text:style-name="P3">113</text:p>
          </table:table-cell>
          <table:table-cell table:style-name="Tabela1.B2" office:value-type="string">
            <text:p text:style-name="P3">1</text:p>
          </table:table-cell>
        </table:table-row>
        <table:table-row>
          <table:table-cell table:style-name="Tabela1.A2" office:value-type="string">
            <text:p text:style-name="P3">113</text:p>
          </table:table-cell>
          <table:table-cell table:style-name="Tabela1.B2" office:value-type="string">
            <text:p text:style-name="P3">2</text:p>
          </table:table-cell>
        </table:table-row>
      </table:table>
      <text:p text:style-name="P3"/>
      <text:p text:style-name="P3">Cada imagem tem 36.0880 features (<text:span text:style-name="T3">evito, </text:span><text:span text:style-name="T4">aqui,</text:span><text:span text:style-name="T3"> a palavra atributo p/ não conflitar com os atributos dos objetos do pacote scikit</text:span>)</text:p>
      <text:p text:style-name="P3"/>
      <text:p text:style-name="P3">Matriz que indica as classes de cada imagem: y</text:p>
      <text:p text:style-name="P3"/>
      <text:p text:style-name="P3">Abaixo o shape da matriz de classes:</text:p>
      <text:p text:style-name="P3">y.shape</text:p>
      <text:p text:style-name="P3">(339,)</text:p>
      <text:p text:style-name="P3"/>
      <text:p text:style-name="P3">Isto é, para cada imagem na matriz features, existe um elemento na matriz y (no indice correspondente) indicando a classe a qual aquela imagem pertence. Esta matriz tem 113 zeros, 113 numeros 1 e 113 numeros 2, sequencialmente.</text:p>
      <text:p text:style-name="P3"/>
      <text:p text:style-name="P16">Codigo:</text:p>
      <text:p text:style-name="P4"><text:span text:style-name="T13">1: </text:span>anova_sk = SelectKBest(f_classif, k=16818)</text:p>
      <text:p text:style-name="P7"><text:span text:style-name="T13">2: </text:span>anova_sk.<text:span text:style-name="T8">fi</text:span>t(features, y)</text:p>
      <text:p text:style-name="P19"><text:span text:style-name="T13">3: </text:span>reduced_features = anova_sk.<text:span text:style-name="T8">transform</text:span>(features)</text:p>
      <text:p text:style-name="P20"><text:span text:style-name="T13">4: </text:span>clf = svm.SVC(C=1, kernel='linear')</text:p>
      <text:p text:style-name="P21">5: kfold = cross_validation.KFold(len(reduced_features), n_folds=10)</text:p>
      <text:p text:style-name="P21">6: scores = cross_validation.cross_val_score(clf, <text:span text:style-name="T12">reduced_features</text:span>, y, cv=10, n_jobs=-1)</text:p>
      <text:p text:style-name="P21">7: print (scores.mean())</text:p>
      <text:p text:style-name="P3"/>
      <text:p text:style-name="P11">1) Criação de um objeto anova:</text:p>
      <text:p text:style-name="P3"/>
      <text:p text:style-name="P3">anova_sk = SelectKBest(f_classif, k=16818)</text:p>
      <text:p text:style-name="P3"/>
      <text:p text:style-name="P3">Apresentação do objeto:</text:p>
      <text:p text:style-name="P3">print (anova_sk)</text:p>
      <text:p text:style-name="P3">SelectKBest(k=16818, score_func=&lt;function f_classif at 0x7f8e96426848&gt;)</text:p>
      <text:p text:style-name="P3"/>
      <text:p text:style-name="P3">Neste ponto anova_sk é apenas um objeto preparado para selecionar as Kbest 16,818 features de uma distribuição qualquer (ainda não foi feita esta atribuição) </text:p>
      <text:p text:style-name="P3"/>
      <text:p text:style-name="P3"/>
      <text:p text:style-name="P3"><text:soft-page-break/></text:p>
      <text:p text:style-name="P11">2) <text:s/><text:span text:style-name="T2">Atribuição da distribuição e as respectivas classes ao objeto anova:</text:span></text:p>
      <text:p text:style-name="P3"/>
      <text:p text:style-name="P6">anova_sk.<text:span text:style-name="T8">fi</text:span>t(features, y)</text:p>
      <text:p text:style-name="P6">Neste ponto o obejto passa a ter 2 <text:span text:style-name="T5">atributos</text:span> que não tinha até aqui <text:span text:style-name="T7">(calculados pelo método </text:span><text:span text:style-name="T9">fit</text:span><text:span text:style-name="T7">)</text:span>:</text:p>
      <text:p text:style-name="P6"/>
      <text:p text:style-name="P8"><text:span text:style-name="T5">Atributo </text:span><text:span text:style-name="T6">1</text:span> : pvalues_ = Array , também com o mesmo shape das imagens, cada elemento deste array representa o “valor-p” <text:s/>para a feature correspondente em cada imagem</text:p>
      <text:p text:style-name="P8">Shape de pvalues_ : (360880,)</text:p>
      <text:p text:style-name="P6"/>
      <text:p text:style-name="P8"><text:span text:style-name="T5">Atributo </text:span><text:span text:style-name="T6">2</text:span>: scores_ = Array que tem o mesmo shape das imagens da distribuição atribuida, este array contem a pontuação para cada feature das imagens. </text:p>
      <text:p text:style-name="P8">Shape de scores_ : (360880,)</text:p>
      <text:p text:style-name="P8"/>
      <text:p text:style-name="P9">Importante notar que, embora o objeto anova tenha sido construido <text:span text:style-name="T7">para selecionar as 16,818 Kbest features, tanto o </text:span><text:span text:style-name="T6">Atributo 1</text:span><text:span text:style-name="T7"> (que representa os pvalues) quanto o </text:span><text:span text:style-name="T6">Atributo 2</text:span><text:span text:style-name="T7"> (que representa os scores) contem informações a respeito de todas as features das imagens, ou seja <text:s/>360880 elementos, cada um representando, respectivamente os pvalues e a “pontuação” de cada feature.</text:span></text:p>
      <text:p text:style-name="P9"/>
      <text:p text:style-name="P17"><text:span text:style-name="T10">Estes</text:span> <text:span text:style-name="T5">atributos</text:span> scores_ e pvalues_, para a classificação, <text:s/>poderiam ser ignorados pelo usuário (o desenvolvedor), a não ser para extrair informaçoes adicionais, como é o caso aqui.</text:p>
      <text:p text:style-name="P16"/>
      <text:p text:style-name="P13">3) A tranformação dos dados</text:p>
      <text:p text:style-name="P16"/>
      <text:p text:style-name="P18">Até o momento, os dados originais não sofreram nenhuma modificação, até aqui temos um objeto do tipo <text:s/><text:span text:style-name="T1">SelectKBest </text:span>que conhece estes dados, e tem 2 arrays auxiliares em que guarda o calculo dos p-values e dos scores para cada feature (colunas das imagens).</text:p>
      <text:p text:style-name="P18"/>
      <text:p text:style-name="P18">Agora é o momento de se fazer a tranformação dos dados, isto é, vamos extrarir as K melhores features dos dados originais, como, ao criar o objeto <text:span text:style-name="T1">SelectKBest passamos como parametro K=16,818, então exatamente este número de features será selecionado:</text:span></text:p>
      <text:p text:style-name="P18"/>
      <text:p text:style-name="P18">reduced_features = anova_sk.<text:span text:style-name="T8">transform</text:span>(features)</text:p>
      <text:p text:style-name="P18"/>
      <text:p text:style-name="P18">Shape de reduced_features = (339, 16818)</text:p>
      <text:p text:style-name="P18"/>
      <text:p text:style-name="P18">Agora a nova distribuição, contem 339 imagens, mas cada imagem contem 16,818 features (as melhores entre as <text:s/><text:span text:style-name="T7">360880 dos dados originais), O método </text:span><text:span text:style-name="T9">transform</text:span><text:span text:style-name="T7"> apenas utilizou as informações contidas nos </text:span><text:span text:style-name="T11">atributos</text:span><text:span text:style-name="T7"> scores_ e/ou p-values para fazer esta seleção.</text:span></text:p>
      <text:p text:style-name="P18"/>
      <text:p text:style-name="P14">4) Criando o classificad<text:span text:style-name="T12">o</text:span>r</text:p>
      <text:p text:style-name="P20"/>
      <text:p text:style-name="P20">clf = svm.SVC(C=1, kernel='linear')</text:p>
      <text:p text:style-name="P20">Como na criação do objeto anova, aqui criamos apenas um objeto, sem nehuma atribuição de dados, o parametro C representa o tipo do SVM para a função de minimização de erro, se é que entendi direito, mais neste link: https://www.statsoft.com/Textbook/Support-Vector-Machines#Classification SVM</text:p>
      <text:p text:style-name="P10"/>
      <text:p text:style-name="P23"/>
      <text:p text:style-name="P24">5) Criando o objeto para fazer a cross-validation</text:p>
      <text:p text:style-name="P10"/>
      <text:p text:style-name="P20">kfold = cross_validation.KFold(len(reduced_features), n_folds=10)</text:p>
      <text:p text:style-name="P20">Novamente, esta linha apenas cria o objeto, aqui passo como parametro a quantidade de elementos da distribuição, lembrando que o shape de <text:span text:style-name="T10">reduced_features = (339, 16818), </text:span>então len(<text:span text:style-name="T10">reduced_features</text:span>) será igual a 339, poderia ser usado também <text:span text:style-name="T10">reduced_features.</text:span>shape[0].</text:p>
      <text:p text:style-name="P20"/>
      <text:p text:style-name="P15">6) Calculando os scores (accuracia) por cross-validation</text:p>
      <text:p text:style-name="P21"/>
      <text:p text:style-name="P21">accuracias = cross_validation.<text:span text:style-name="T8">cross_val_score</text:span>(clf, <text:span text:style-name="T12">reduced_features</text:span>, y, cv=<text:span text:style-name="T14">kfold</text:span>, n_jobs=-1)</text:p>
      <text:p text:style-name="P21">O método cross_val_score retorna um vetor com os scores (acuracia) de cada iteração da cross-validation</text:p>
      <text:p text:style-name="P21"/>
      <text:p text:style-name="P15">7) Apresentando os resultados</text:p>
      <text:p text:style-name="P21"/>
      <text:p text:style-name="P21">print (scores)</text:p>
      <text:p text:style-name="P22">array([ 1. <text:s text:c="7"/>, <text:s/>1. <text:s text:c="7"/>, <text:s/>1. <text:s text:c="7"/>, <text:s/>1. <text:s text:c="7"/>, <text:s/>1. <text:s text:c="7"/>,</text:p>
      <text:p text:style-name="P22">1. <text:s text:c="7"/>, <text:s/>1. <text:s text:c="7"/>, <text:s/>1. <text:s text:c="7"/>, <text:s/>0.97058824, <text:s/>1. <text:s text:c="7"/>])</text:p>
      <text:p text:style-name="P21"/>
      <text:p text:style-name="P21">print (scores.mean())</text:p>
      <text:p text:style-name="P22">0.997058823529</text:p>
      <text:p text:style-name="P21"><text:s/></text:p>
      <text:p text:style-name="P15">Porque K= <text:span text:style-name="T10">16,818 </text:span>no objeto SelectKbest<text:span text:style-name="T10">?</text:span></text:p>
      <text:p text:style-name="P21"/>
      <text:p text:style-name="P21">A única coisa que continua obscura para mim em relação ao SelectKbest é a determinação do parametro K, vou descrever aqui, porque escolhi o número 16.318:</text:p>
      <text:p text:style-name="P21"/>
      <text:p text:style-name="P21">Conversando com o Yan ele me falou que nos experimentos dele, as features eram selecionadas em função dos pvalues&lt;0.05, então fiz o seguinte:</text:p>
      <text:p text:style-name="P21"/>
      <text:p text:style-name="P21">Considerando o <text:span text:style-name="T16">Atributo 1</text:span> do passo <text:span text:style-name="T15">2)</text:span> que é o array com todos os p-values, selecionei apenas os elementos <text:span text:style-name="T14">menores</text:span> que 0.05 e <text:span text:style-name="T14">então verifiquei o shape to array resultante, que deu exatamente <text:s/>o número 16.318</text:span></text:p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5fb9f" officeooo:paragraph-rsid="0025fb9f"/>
    </style:style>
    <style:style style:name="MP2" style:family="paragraph" style:parent-style-name="Header">
      <style:paragraph-properties fo:text-align="end" style:justify-single-word="false"/>
      <style:text-properties officeooo:rsid="0025fb9f" officeooo:paragraph-rsid="0025fb9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UFABC :: POSINFO :: 2014 :: SelectKBest :: Sidon </text:p>
      </style:header>
      <style:footer>
        <text:p text:style-name="MP2">UFABC :: POSINFO :: 2014 :: SelectKBest :: Sido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15:24:02.830715954</meta:creation-date>
    <meta:editing-duration>PT2M54S</meta:editing-duration>
    <meta:editing-cycles>5</meta:editing-cycles>
    <meta:generator>LibreOffice/4.1.5.3$Linux_X86_64 LibreOffice_project/410m0$Build-3</meta:generator>
    <dc:date>2014-05-27T15:28:53.709134736</dc:date>
    <meta:document-statistic meta:table-count="1" meta:image-count="0" meta:object-count="0" meta:page-count="3" meta:paragraph-count="72" meta:word-count="767" meta:character-count="5161" meta:non-whitespace-character-count="4381"/>
  </office:meta>
</office:document-meta>
</file>